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1.189cm" fo:min-width="8.301cm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189cm" fo:min-width="8.301cm"/>
    </style:style>
    <style:style style:name="gr3" style:family="graphic" style:parent-style-name="standard">
      <style:graphic-properties draw:stroke="solid" svg:stroke-color="#000000" draw:fill="solid" draw:fill-color="#ffde59" draw:textarea-horizontal-align="justify" draw:textarea-vertical-align="middle" draw:auto-grow-height="false" fo:min-height="1.189cm" fo:min-width="8.301cm"/>
    </style:style>
    <style:style style:name="gr4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ffde59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8cm" svg:height="1.438cm" draw:transform="rotate (-1.5697491292437) translate (5.139cm 2.538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8.8cm" svg:height="1.438cm" draw:transform="rotate (-1.5697491292437) translate (5.152cm 15.839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8.8cm" svg:height="1.438cm" draw:transform="rotate (-1.5697491292437) translate (5.138cm 9.199cm)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" draw:text-style-name="P4" draw:layer="layout" svg:width="1.9cm" svg:height="1.895cm" svg:x="3.5cm" svg:y="6.4cm">
            <draw:text-box>
              <text:p text:style-name="P3"><text:span text:style-name="T1">Identify </text:span></text:p>
              <text:p text:style-name="P3"><text:span text:style-name="T1">AMPs</text:span></text:p>
              <text:p text:style-name="P3"><text:span text:style-name="T1"/></text:p>
            </draw:text-box>
          </draw:frame>
          <draw:frame draw:style-name="gr4" draw:text-style-name="P4" draw:layer="layout" svg:width="1.9cm" svg:height="1.895cm" svg:x="3.5cm" svg:y="12.605cm">
            <draw:text-box>
              <text:p text:style-name="P3"><text:span text:style-name="T1">Screen </text:span></text:p>
              <text:p text:style-name="P3"><text:span text:style-name="T1">AMPs</text:span></text:p>
              <text:p text:style-name="P3"><text:span text:style-name="T1"/></text:p>
            </draw:text-box>
          </draw:frame>
          <draw:frame draw:style-name="gr4" draw:text-style-name="P4" draw:layer="layout" svg:width="1.9cm" svg:height="1.895cm" svg:x="3.5cm" svg:y="19.105cm">
            <draw:text-box>
              <text:p text:style-name="P3"><text:span text:style-name="T2">Embryo</text:span></text:p>
              <text:p text:style-name="P3"><text:span text:style-name="T2">μBiome</text:span></text:p>
              <text:p text:style-name="P3"><text:span text:style-name="T1"/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4:58:43.690038615</meta:creation-date>
    <dc:date>2021-12-01T15:09:01.645149496</dc:date>
    <meta:editing-duration>PT10M18S</meta:editing-duration>
    <meta:editing-cycles>2</meta:editing-cycles>
    <meta:generator>LibreOffice/6.4.7.2$Linux_X86_64 LibreOffice_project/40$Build-2</meta:generator>
    <meta:document-statistic meta:object-count="7"/>
  </office:meta>
</office:document-meta>
</file>